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c2091"/>
    </style:style>
    <style:style style:name="P2" style:family="paragraph" style:parent-style-name="Standard">
      <style:paragraph-properties fo:break-before="page"/>
      <style:text-properties officeooo:paragraph-rsid="002c2091"/>
    </style:style>
    <style:style style:name="P3" style:family="paragraph">
      <style:paragraph-properties fo:margin-left="0.5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.5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.5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7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57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0.490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57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7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0.490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2" draw:name="Shape1" draw:style-name="gr3" draw:text-style-name="P6" svg:width="6.9177in" svg:height="0.5315in" svg:x="0.0555in" svg:y="0.0882in"><draw:text-box><text:p text:style-name="P5"><text:span text:style-name="T1">Game</text:span></text:p></draw:text-box></draw:frame></text:p>
      <text:p text:style-name="Standard"/>
      <text:p text:style-name="Standard"/>
      <text:p text:style-name="Standard"><draw:frame text:anchor-type="paragraph" draw:z-index="0" draw:name="Shape1" draw:style-name="gr1" draw:text-style-name="P4" svg:width="3.5106in" svg:height="2.2189in" svg:x="0.0457in" svg:y="0.0339in"><draw:text-box><text:p text:style-name="P3"><text:span text:style-name="T1">Prompt user</text:span></text:p><text:p text:style-name="P3"><text:span text:style-name="T1">Display board</text:span></text:p><text:p text:style-name="P3"><text:span text:style-name="T1">Accept input</text:span></text:p><text:p text:style-name="P3"><text:span text:style-name="T1">Score game</text:span></text:p><text:p text:style-name="P3"><text:span text:style-name="T1">Determine players</text:span></text:p></draw:text-box></draw:frame><draw:frame text:anchor-type="paragraph" draw:z-index="1" draw:name="Shape1" draw:style-name="gr2" draw:text-style-name="P4" svg:width="3.4169in" svg:height="2.198in" svg:x="3.5563in" svg:y="0.0445in"><draw:text-box><text:p text:style-name="P3"><text:span text:style-name="T1">PlayingBoard (class)</text:span></text:p><text:p text:style-name="P3"><text:span text:style-name="T1">Player (class)</text:span></text:p><text:p text:style-name="P3"><text:span text:style-name="T1"><text:tab/></text:span><text:span text:style-name="T1">1 &amp; 2</text:span></text:p><text:p text:style-name="P3"><text:span text:style-name="T1">GameState</text:span></text:p><text:p text:style-name="P3"><text:span text:style-name="T1"><text:tab/></text:span><text:span text:style-name="T1">new</text:span></text:p><text:p text:style-name="P3"><text:span text:style-name="T1"><text:tab/></text:span><text:span text:style-name="T1">undecided</text:span></text:p><text:p text:style-name="P3"><text:span text:style-name="T1"><text:tab/></text:span><text:span text:style-name="T1">over (stored in state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1" draw:style-name="gr3" draw:text-style-name="P6" svg:width="6.9177in" svg:height="0.5315in" svg:x="0.0555in" svg:y="0.0882in"><draw:text-box><text:p text:style-name="P5"><text:span text:style-name="T1">PlayingBoard</text:span></text:p></draw:text-box></draw:frame></text:p>
      <text:p text:style-name="Standard"/>
      <text:p text:style-name="Standard"/>
      <text:p text:style-name="Standard"><draw:frame text:anchor-type="paragraph" draw:z-index="3" draw:name="Shape1" draw:style-name="gr1" draw:text-style-name="P4" svg:width="3.5106in" svg:height="2.2189in" svg:x="0.0457in" svg:y="0.0339in"><draw:text-box><text:p text:style-name="P3"><text:span text:style-name="T1">Display</text:span></text:p><text:p text:style-name="P3"><text:span text:style-name="T1"><text:tab/></text:span><text:span text:style-name="T1">user prompts</text:span></text:p><text:p text:style-name="P3"><text:span text:style-name="T1"><text:tab/></text:span><text:span text:style-name="T1">game_grid</text:span></text:p><text:p text:style-name="P3"><text:span text:style-name="T1"><text:tab/></text:span><text:span text:style-name="T1">each_play</text:span></text:p><text:p text:style-name="P3"><text:span text:style-name="T1"><text:tab/></text:span><text:span text:style-name="T1">game_state</text:span></text:p><text:p text:style-name="P3"><text:span text:style-name="T1"><text:tab/></text:span><text:span text:style-name="T1">game_resolution</text:span></text:p><text:p text:style-name="P3"><text:span text:style-name="T1"/></text:p></draw:text-box></draw:frame><draw:frame text:anchor-type="paragraph" draw:z-index="4" draw:name="Shape1" draw:style-name="gr2" draw:text-style-name="P4" svg:width="3.4169in" svg:height="2.198in" svg:x="3.5563in" svg:y="0.0445in"><draw:text-box><text:p text:style-name="P3"><text:span text:style-name="T1">Self (contains)</text:span></text:p><text:p text:style-name="P3"><text:span text:style-name="T1"><text:tab/></text:span><text:span text:style-name="T1">GameGrid</text:span></text:p><text:p text:style-name="P3"><text:span text:style-name="T1"><text:tab/></text:span><text:span text:style-name="T1">Square(s)</text:span></text:p><text:p text:style-name="P3"><text:span text:style-name="T1"><text:tab/></text:span><text:span text:style-name="T1">PlayerMarks</text:span></text:p><text:p text:style-name="P3"><text:span text:style-name="T1"><text:tab/></text:span><text:span text:style-name="T1">WiningSets (of squares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Shape1" draw:style-name="gr3" draw:text-style-name="P6" svg:width="6.9177in" svg:height="0.5315in" svg:x="0.0555in" svg:y="0.0882in"><draw:text-box><text:p text:style-name="P5"><text:span text:style-name="T1">Player</text:span></text:p></draw:text-box></draw:frame></text:p>
      <text:p text:style-name="Standard"/>
      <text:p text:style-name="Standard"/>
      <text:p text:style-name="Standard"><draw:frame text:anchor-type="paragraph" draw:z-index="6" draw:name="Shape1" draw:style-name="gr1" draw:text-style-name="P4" svg:width="3.5106in" svg:height="2.2189in" svg:x="0.0457in" svg:y="0.0339in"><draw:text-box><text:p text:style-name="P3"><text:span text:style-name="T1">begin_game</text:span></text:p><text:p text:style-name="P3"><text:span text:style-name="T1">deduce_best_play</text:span></text:p><text:p text:style-name="P3"><text:span text:style-name="T1">make_play</text:span></text:p><text:p text:style-name="P3"><text:span text:style-name="T1">quit_game</text:span></text:p></draw:text-box></draw:frame><draw:frame text:anchor-type="paragraph" draw:z-index="7" draw:name="Shape1" draw:style-name="gr2" draw:text-style-name="P4" svg:width="3.4169in" svg:height="2.198in" svg:x="3.5563in" svg:y="0.0445in"><draw:text-box><text:p text:style-name="P3"><text:span text:style-name="T1">Self (contains following)</text:span></text:p><text:p text:style-name="P3"><text:span text:style-name="T1"><text:tab/></text:span><text:span text:style-name="T1">Name (string)</text:span></text:p><text:p text:style-name="P3"><text:span text:style-name="T1"><text:tab/></text:span><text:span text:style-name="T1">Mark (string)</text:span></text:p><text:p text:style-name="P3"><text:span text:style-name="T1"><text:tab/></text:span><text:span text:style-name="T1">Record(W-L-T) (hash)</text:span></text:p><text:p text:style-name="P3"><text:span text:style-name="T1"><text:tab/></text:span><text:span text:style-name="T1">Response (static array?)</text:span></text:p><text:p text:style-name="P3"><text:span text:style-name="T1"><text:tab/></text:span><text:span text:style-name="T1"><text:tab/></text:span><text:span text:style-name="T1">Yes (constant)</text:span></text:p><text:p text:style-name="P3"><text:span text:style-name="T1"><text:tab/></text:span><text:span text:style-name="T1"><text:tab/></text:span><text:span text:style-name="T1">No (constant)</text:span></text:p><text:p text:style-name="P3"><text:span text:style-name="T1"><text:tab/></text:span><text:span text:style-name="T1"><text:tab/></text:span><text:span text:style-name="T1">Move (class of coordinates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75"/></text:p>
      <text:p text:style-name="P1"><draw:frame text:anchor-type="paragraph" draw:z-index="11" draw:name="Shape1" draw:style-name="gr3" draw:text-style-name="P6" svg:width="6.9177in" svg:height="0.5315in" svg:x="0.0555in" svg:y="0.0882in"><draw:text-box><text:p text:style-name="P5"><text:span text:style-name="T1">WinableSet (of Square(s))</text:span></text:p></draw:text-box></draw:frame></text:p>
      <text:p text:style-name="P1"/>
      <text:p text:style-name="P1"/>
      <text:p text:style-name="P1"><draw:frame text:anchor-type="paragraph" draw:z-index="9" draw:name="Shape1" draw:style-name="gr1" draw:text-style-name="P4" svg:width="3.5106in" svg:height="2.2189in" svg:x="0.0457in" svg:y="0.0339in"><draw:text-box><text:p text:style-name="P7">Hash collection of all arrays of square objects that meet winning conditions</text:p><text:p text:style-name="P7">Comparable, </text:p><text:p text:style-name="P7"/></draw:text-box></draw:frame><draw:frame text:anchor-type="paragraph" draw:z-index="10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4" draw:name="Shape1" draw:style-name="gr6" draw:text-style-name="P6" svg:width="6.9177in" svg:height="0.5315in" svg:x="0.0555in" svg:y="0.0882in"><draw:text-box><text:p text:style-name="P8">NearWinableSets (of Square(s))</text:p></draw:text-box></draw:frame></text:p>
      <text:p text:style-name="P1"/>
      <text:p text:style-name="P1"/>
      <text:p text:style-name="P1"><draw:frame text:anchor-type="paragraph" draw:z-index="12" draw:name="Shape1" draw:style-name="gr5" draw:text-style-name="P4" svg:width="3.5106in" svg:height="2.2189in" svg:x="0.0457in" svg:y="0.0339in"><draw:text-box><text:p/></draw:text-box></draw:frame><draw:frame text:anchor-type="paragraph" draw:z-index="13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7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15" draw:name="Shape1" draw:style-name="gr5" draw:text-style-name="P4" svg:width="3.5106in" svg:height="2.2189in" svg:x="0.0457in" svg:y="0.0339in"><draw:text-box><text:p/></draw:text-box></draw:frame><draw:frame text:anchor-type="paragraph" draw:z-index="16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20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18" draw:name="Shape1" draw:style-name="gr5" draw:text-style-name="P4" svg:width="3.5106in" svg:height="2.2189in" svg:x="0.0457in" svg:y="0.0339in"><draw:text-box><text:p/></draw:text-box></draw:frame><draw:frame text:anchor-type="paragraph" draw:z-index="19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3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21" draw:name="Shape1" draw:style-name="gr5" draw:text-style-name="P4" svg:width="3.5106in" svg:height="2.2189in" svg:x="0.0457in" svg:y="0.0339in"><draw:text-box><text:p/></draw:text-box></draw:frame><draw:frame text:anchor-type="paragraph" draw:z-index="22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6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24" draw:name="Shape1" draw:style-name="gr5" draw:text-style-name="P4" svg:width="3.5106in" svg:height="2.2189in" svg:x="0.0457in" svg:y="0.0339in"><draw:text-box><text:p/></draw:text-box></draw:frame><draw:frame text:anchor-type="paragraph" draw:z-index="25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29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27" draw:name="Shape1" draw:style-name="gr5" draw:text-style-name="P4" svg:width="3.5106in" svg:height="2.2189in" svg:x="0.0457in" svg:y="0.0339in"><draw:text-box><text:p/></draw:text-box></draw:frame><draw:frame text:anchor-type="paragraph" draw:z-index="28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2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0" draw:name="Shape1" draw:style-name="gr5" draw:text-style-name="P4" svg:width="3.5106in" svg:height="2.2189in" svg:x="0.0457in" svg:y="0.0339in"><draw:text-box><text:p/></draw:text-box></draw:frame><draw:frame text:anchor-type="paragraph" draw:z-index="31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5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3" draw:name="Shape1" draw:style-name="gr5" draw:text-style-name="P4" svg:width="3.5106in" svg:height="2.2189in" svg:x="0.0457in" svg:y="0.0339in"><draw:text-box><text:p/></draw:text-box></draw:frame><draw:frame text:anchor-type="paragraph" draw:z-index="34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38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36" draw:name="Shape1" draw:style-name="gr5" draw:text-style-name="P4" svg:width="3.5106in" svg:height="2.2189in" svg:x="0.0457in" svg:y="0.0339in"><draw:text-box><text:p/></draw:text-box></draw:frame><draw:frame text:anchor-type="paragraph" draw:z-index="37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1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9" draw:name="Shape1" draw:style-name="gr5" draw:text-style-name="P4" svg:width="3.5106in" svg:height="2.2189in" svg:x="0.0457in" svg:y="0.0339in"><draw:text-box><text:p/></draw:text-box></draw:frame><draw:frame text:anchor-type="paragraph" draw:z-index="40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4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42" draw:name="Shape1" draw:style-name="gr5" draw:text-style-name="P4" svg:width="3.5106in" svg:height="2.2189in" svg:x="0.0457in" svg:y="0.0339in"><draw:text-box><text:p/></draw:text-box></draw:frame><draw:frame text:anchor-type="paragraph" draw:z-index="43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47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45" draw:name="Shape1" draw:style-name="gr5" draw:text-style-name="P4" svg:width="3.5106in" svg:height="2.2189in" svg:x="0.0457in" svg:y="0.0339in"><draw:text-box><text:p/></draw:text-box></draw:frame><draw:frame text:anchor-type="paragraph" draw:z-index="46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0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48" draw:name="Shape1" draw:style-name="gr5" draw:text-style-name="P4" svg:width="3.5106in" svg:height="2.2189in" svg:x="0.0457in" svg:y="0.0339in"><draw:text-box><text:p/></draw:text-box></draw:frame><draw:frame text:anchor-type="paragraph" draw:z-index="49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3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51" draw:name="Shape1" draw:style-name="gr5" draw:text-style-name="P4" svg:width="3.5106in" svg:height="2.2189in" svg:x="0.0457in" svg:y="0.0339in"><draw:text-box><text:p/></draw:text-box></draw:frame><draw:frame text:anchor-type="paragraph" draw:z-index="52" draw:name="Shape1" draw:style-name="gr4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4:43:15.949368700</meta:creation-date>
    <dc:date>2019-03-11T12:51:36.271124706</dc:date>
    <meta:editing-duration>PT1H17M4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7" meta:paragraph-count="2" meta:word-count="0" meta:character-count="77" meta:non-whitespace-character-count="0"/>
  </office:meta>
</office:document-meta>
</file>